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7AED25D652D95E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18cm" fo:min-width="2.433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291cm" fo:min-width="0.54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Ultrafine_20_Dashed" svg:stroke-color="#ffffff" svg:stroke-opacity="0%" draw:fill="bitmap" draw:fill-image-name="Wide_20_Downward_20_Diagonal" draw:textarea-horizontal-align="justify" draw:textarea-vertical-align="middle" draw:auto-grow-height="false" fo:min-height="0cm" fo:min-width="0.052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measure">
      <style:graphic-properties svg:stroke-color="#7f00fe" draw:textarea-vertical-align="middle" draw:line-distance="1.59cm" draw:placing="below"/>
    </style:style>
    <style:style style:name="gr8" style:family="graphic" style:parent-style-name="measure">
      <style:graphic-properties svg:stroke-color="#7f00fe" draw:textarea-vertical-align="middle" draw:line-distance="0.827cm" draw:placing="below"/>
    </style:style>
    <style:style style:name="gr9" style:family="graphic" style:parent-style-name="standard">
      <style:graphic-properties draw:stroke="none" svg:stroke-color="#000000" draw:fill="none" draw:fill-color="#ffffff" fo:min-height="0.842cm"/>
    </style:style>
    <style:style style:name="gr10" style:family="graphic" style:parent-style-name="objectwithoutfill">
      <style:graphic-properties draw:stroke="dash" draw:stroke-dash="Ultrafine_20_Dott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273cm"/>
    </style:style>
    <style:style style:name="gr12" style:family="graphic" style:parent-style-name="standard">
      <style:graphic-properties draw:stroke="none" svg:stroke-color="#000000" draw:fill="none" draw:fill-color="#ffffff" fo:min-height="1.275cm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solid" svg:stroke-width="0.035cm" svg:stroke-color="#3465a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bitmap" draw:fill-image-name="Wide_20_Downward_20_Diagonal"/>
      <style:paragraph-properties fo:text-align="center"/>
    </style:style>
    <style:style style:name="P4" style:family="paragraph">
      <style:paragraph-properties fo:text-align="center"/>
      <style:text-properties fo:color="#7f00f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7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4f9e" fo:font-size="14pt" style:font-size-asian="14pt" style:font-size-complex="14pt"/>
    </style:style>
    <style:style style:name="T1" style:family="text">
      <style:text-properties fo:color="#7f00fe"/>
    </style:style>
    <style:style style:name="T2" style:family="text">
      <style:text-properties fo:font-variant="normal" fo:text-transform="none" fo:color="#7f00f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14pt" style:font-name-asian="Liberation Sans1" style:font-size-asian="14pt" style:font-name-complex="Liberation Sans1" style:font-size-complex="14pt"/>
    </style:style>
    <style:style style:name="T4" style:family="text">
      <style:text-properties fo:color="#000000" style:text-position="sub 58%" style:font-name="Liberation Sans1" fo:font-size="14pt" style:font-name-asian="Liberation Sans1" style:font-size-asian="14pt" style:font-name-complex="Liberation Sans1" style:font-size-complex="14pt"/>
    </style:style>
    <style:style style:name="T5" style:family="text">
      <style:text-properties fo:color="#ff0000" style:font-name="Liberation Sans1" fo:font-size="14pt" style:font-name-asian="Liberation Sans1" style:font-size-asian="14pt" style:font-name-complex="Liberation Sans1" style:font-size-complex="14pt"/>
    </style:style>
    <style:style style:name="T6" style:family="text">
      <style:text-properties fo:color="#ff0000" style:text-position="sub 58%" style:font-name="Liberation Sans" fo:font-size="14pt" style:font-name-asian="Liberation Sans1" style:font-size-asian="14pt" style:font-name-complex="Liberation Sans1" style:font-size-complex="14pt"/>
    </style:style>
    <style:style style:name="T7" style:family="text">
      <style:text-properties fo:color="#004f9e" style:font-name="Liberation Sans1" fo:font-size="14pt" style:font-name-asian="Liberation Sans1" style:font-size-asian="14pt" style:font-name-complex="Liberation Sans1" style:font-size-complex="14pt"/>
    </style:style>
    <style:style style:name="T8" style:family="text">
      <style:text-properties fo:color="#004f9e" style:text-position="sub 58%"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381cm" svg:x="6.355cm" svg:y="5.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08cm" svg:height="0.381cm" svg:x="0.413cm" svg:y="5.9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969cm" svg:height="4.445cm" svg:x="0.7cm" svg:y="1.6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08cm" svg:height="0.381cm" draw:transform="rotate (3.1381019950858) translate (3.954cm 1.5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2.478cm" svg:y1="1.877cm" svg:x2="3.875cm" svg:y2="1.496cm">
          <text:p/>
        </draw:line>
        <draw:line draw:style-name="gr3" draw:text-style-name="P2" draw:layer="layout" svg:x1="4.002cm" svg:y1="3.401cm" svg:x2="6.542cm" svg:y2="5.941cm">
          <text:p/>
        </draw:line>
        <draw:line draw:style-name="gr3" draw:text-style-name="P2" draw:layer="layout" svg:x1="1.97cm" svg:y1="3.782cm" svg:x2="0.7cm" svg:y2="5.941cm">
          <text:p/>
        </draw:line>
        <draw:custom-shape draw:style-name="gr4" draw:text-style-name="P1" draw:layer="layout" svg:width="2.184cm" svg:height="1.778cm" draw:transform="skewX (0.00401425727958697) rotate (0.251327412287183) translate (1.462cm 2.1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381cm" svg:height="0.381cm" draw:transform="skewX (0.00261799387799148) rotate (0.251327412287183) translate (2.285cm 1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draw:transform="skewX (0.00261799387799148) rotate (0.251327412287183) translate (3.704cm 3.1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draw:transform="skewX (0.00261799387799148) rotate (0.251327412287183) translate (1.71cm 3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0.473cm" svg:y="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6.415cm" svg:y="5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3.494cm" svg:y="1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52cm" svg:height="0.184cm" svg:x="0.409cm" svg:y="6.3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52cm" svg:height="0.184cm" svg:x="6.351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52cm" svg:height="0.184cm" svg:x="3.423cm" svg:y="0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measurelines" svg:x1="2.756cm" svg:y1="2.887cm" svg:x2="2.807cm" svg:y2="3.089cm">
          <text:p/>
        </draw:line>
        <draw:line draw:style-name="gr6" draw:text-style-name="P2" draw:layer="measurelines" svg:x1="2.882cm" svg:y1="2.96cm" svg:x2="2.682cm" svg:y2="3.016cm">
          <text:p/>
        </draw:line>
        <draw:measure draw:style-name="gr7" draw:text-style-name="P4" draw:layer="measurelines" svg:x1="2.514cm" svg:y1="1.819cm" svg:x2="2.794cm" svg:y2="3.008cm">
          <text:p text:style-name="P4"><text:span text:style-name="T1">d</text:span></text:p>
        </draw:measure>
        <draw:measure draw:style-name="gr8" draw:text-style-name="P5" draw:layer="measurelines" svg:x1="0.654cm" svg:y1="5.909cm" svg:x2="6.607cm" svg:y2="5.892cm">
          <text:p text:style-name="P5"><text:span text:style-name="T2"><text:measure text:kind="gap"/></text:span><text:span text:style-name="T2"><text:s/></text:span><text:span text:style-name="T2">D</text:span></text:p>
        </draw:measure>
        <draw:frame draw:style-name="gr9" draw:text-style-name="P6" draw:layer="measurelines" svg:width="1.124cm" svg:height="1.092cm" svg:x="1.209cm" svg:y="6.567cm">
          <draw:text-box>
            <text:p><text:span text:style-name="T3">A</text:span><text:span text:style-name="T4">1</text:span></text:p>
          </draw:text-box>
        </draw:frame>
        <draw:frame draw:style-name="gr9" draw:text-style-name="P6" draw:layer="measurelines" svg:width="1.124cm" svg:height="1.092cm" svg:x="6.772cm" svg:y="6.008cm">
          <draw:text-box>
            <text:p><text:span text:style-name="T3">A</text:span><text:span text:style-name="T4">2</text:span></text:p>
          </draw:text-box>
        </draw:frame>
        <draw:frame draw:style-name="gr9" draw:text-style-name="P6" draw:layer="measurelines" svg:width="1.124cm" svg:height="1.092cm" svg:x="3.896cm" svg:y="1.477cm">
          <draw:text-box>
            <text:p><text:span text:style-name="T3">A</text:span><text:span text:style-name="T4">3</text:span></text:p>
          </draw:text-box>
        </draw:frame>
        <draw:frame draw:style-name="gr9" draw:text-style-name="P6" draw:layer="measurelines" svg:width="1.124cm" svg:height="1.092cm" svg:x="0.952cm" svg:y="3.263cm">
          <draw:text-box>
            <text:p><text:span text:style-name="T3">B</text:span><text:span text:style-name="T4">1</text:span></text:p>
          </draw:text-box>
        </draw:frame>
        <draw:frame draw:style-name="gr9" draw:text-style-name="P6" draw:layer="measurelines" svg:width="1.124cm" svg:height="1.092cm" svg:x="3.83cm" svg:y="2.585cm">
          <draw:text-box>
            <text:p><text:span text:style-name="T3">B</text:span><text:span text:style-name="T4">2</text:span></text:p>
          </draw:text-box>
        </draw:frame>
        <draw:frame draw:style-name="gr9" draw:text-style-name="P6" draw:layer="measurelines" svg:width="1.124cm" svg:height="1.092cm" svg:x="1.498cm" svg:y="0.997cm">
          <draw:text-box>
            <text:p><text:span text:style-name="T3">B</text:span><text:span text:style-name="T4">3</text:span></text:p>
          </draw:text-box>
        </draw:frame>
        <draw:line draw:style-name="gr10" draw:text-style-name="P2" draw:layer="measurelines" svg:x1="15.717cm" svg:y1="6.042cm" svg:x2="16.658cm" svg:y2="6.033cm">
          <text:p/>
        </draw:line>
        <draw:line draw:style-name="gr10" draw:text-style-name="P2" draw:layer="measurelines" svg:x1="12.806cm" svg:y1="1.561cm" svg:x2="13.667cm" svg:y2="1.544cm">
          <text:p/>
        </draw:line>
        <draw:custom-shape draw:style-name="gr1" draw:text-style-name="P1" draw:layer="measurelines" svg:width="0.508cm" svg:height="0.381cm" svg:x="15.464cm" svg:y="6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measurelines" svg:width="0.508cm" svg:height="0.381cm" svg:x="9.522cm" svg:y="5.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measurelines" svg:x1="11.036cm" svg:y1="3.924cm" svg:x2="12.706cm" svg:y2="3.907cm">
          <text:p/>
        </draw:line>
        <draw:custom-shape draw:style-name="gr1" draw:text-style-name="P1" draw:layer="measurelines" svg:width="0.508cm" svg:height="0.381cm" draw:transform="rotate (3.1381019950858) translate (13.063cm 1.5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measurelines" svg:x1="11.587cm" svg:y1="1.892cm" svg:x2="12.984cm" svg:y2="1.511cm">
          <text:p/>
        </draw:line>
        <draw:line draw:style-name="gr3" draw:text-style-name="P2" draw:layer="measurelines" svg:x1="13.111cm" svg:y1="3.416cm" svg:x2="15.651cm" svg:y2="5.956cm">
          <text:p/>
        </draw:line>
        <draw:line draw:style-name="gr3" draw:text-style-name="P2" draw:layer="measurelines" svg:x1="11.079cm" svg:y1="3.797cm" svg:x2="9.809cm" svg:y2="5.956cm">
          <text:p/>
        </draw:line>
        <draw:custom-shape draw:style-name="gr4" draw:text-style-name="P1" draw:layer="measurelines" svg:width="2.184cm" svg:height="1.778cm" draw:transform="skewX (0.00401425727958697) rotate (0.251327412287183) translate (10.571cm 2.2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measurelines" svg:width="0.381cm" svg:height="0.381cm" draw:transform="skewX (0.00261799387799148) rotate (0.251327412287183) translate (11.394cm 1.7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381cm" svg:height="0.381cm" draw:transform="skewX (0.00261799387799148) rotate (0.251327412287183) translate (12.813cm 3.2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381cm" svg:height="0.381cm" draw:transform="skewX (0.00261799387799148) rotate (0.251327412287183) translate (10.819cm 3.7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381cm" svg:height="0.381cm" svg:x="9.5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381cm" svg:height="0.381cm" svg:x="15.524cm" svg:y="5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381cm" svg:height="0.381cm" svg:x="12.603cm" svg:y="1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0.552cm" svg:height="0.184cm" svg:x="9.518cm" svg:y="6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0.552cm" svg:height="0.184cm" svg:x="15.46cm" svg:y="6.4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0.552cm" svg:height="0.184cm" svg:x="12.532cm" svg:y="1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measurelines" svg:x1="11.865cm" svg:y1="2.902cm" svg:x2="11.916cm" svg:y2="3.104cm">
          <text:p/>
        </draw:line>
        <draw:line draw:style-name="gr6" draw:text-style-name="P2" draw:layer="measurelines" svg:x1="11.991cm" svg:y1="2.975cm" svg:x2="11.791cm" svg:y2="3.031cm">
          <text:p/>
        </draw:line>
        <draw:frame draw:style-name="gr11" draw:text-style-name="P7" draw:layer="measurelines" svg:width="1.274cm" svg:height="1.523cm" svg:x="11.448cm" svg:y="0.763cm">
          <draw:text-box>
            <text:p><text:span text:style-name="T5">ρ</text:span><text:span text:style-name="T6">3</text:span></text:p>
          </draw:text-box>
        </draw:frame>
        <draw:frame draw:style-name="gr12" draw:text-style-name="P7" draw:layer="measurelines" svg:width="1.29cm" svg:height="1.525cm" svg:x="13.384cm" svg:y="4.121cm">
          <draw:text-box>
            <text:p><text:span text:style-name="T5">ρ</text:span><text:span text:style-name="T6">2</text:span></text:p>
          </draw:text-box>
        </draw:frame>
        <draw:frame draw:style-name="gr11" draw:text-style-name="P7" draw:layer="measurelines" svg:width="1.274cm" svg:height="1.523cm" svg:x="9.58cm" svg:y="4.089cm">
          <draw:text-box>
            <text:p><text:span text:style-name="T5">ρ</text:span><text:span text:style-name="T6">1</text:span></text:p>
          </draw:text-box>
        </draw:frame>
        <draw:ellipse draw:style-name="gr13" draw:text-style-name="P5" draw:layer="measurelines" svg:width="2.067cm" svg:height="2.034cm" svg:x="10.393cm" svg:y="2.897cm" draw:kind="arc" draw:start-angle="0.43" draw:end-angle="19.92">
          <text:p/>
        </draw:ellipse>
        <draw:frame draw:style-name="gr11" draw:text-style-name="P6" draw:layer="measurelines" svg:width="1.274cm" svg:height="1.523cm" svg:x="12.54cm" svg:y="3.361cm">
          <draw:text-box>
            <text:p><text:span text:style-name="T3">ɸ</text:span></text:p>
          </draw:text-box>
        </draw:frame>
        <draw:ellipse draw:style-name="gr14" draw:text-style-name="P5" draw:layer="measurelines" svg:width="1.521cm" svg:height="1.383cm" svg:x="8.986cm" svg:y="5.336cm" draw:kind="arc" draw:start-angle="356.21" draw:end-angle="60.05">
          <text:p/>
        </draw:ellipse>
        <draw:ellipse draw:style-name="gr14" draw:text-style-name="P5" draw:layer="measurelines" svg:width="0.992cm" svg:height="0.943cm" svg:x="12.309cm" svg:y="1.145cm" draw:kind="arc" draw:start-angle="2.65" draw:end-angle="182.37">
          <text:p/>
        </draw:ellipse>
        <draw:line draw:style-name="gr15" draw:text-style-name="P2" draw:layer="measurelines" svg:x1="10.408cm" svg:y1="5.676cm" svg:x2="10.108cm" svg:y2="5.39cm">
          <text:p/>
        </draw:line>
        <draw:line draw:style-name="gr15" draw:text-style-name="P2" draw:layer="measurelines" svg:x1="12.385cm" svg:y1="1.371cm" svg:x2="12.313cm" svg:y2="1.711cm">
          <text:p/>
        </draw:line>
        <draw:line draw:style-name="gr15" draw:text-style-name="P2" draw:layer="measurelines" svg:x1="15.551cm" svg:y1="5.413cm" svg:x2="15.264cm" svg:y2="5.609cm">
          <text:p/>
        </draw:line>
        <draw:ellipse draw:style-name="gr14" draw:text-style-name="P5" draw:layer="measurelines" svg:width="1.158cm" svg:height="1.191cm" svg:x="15.153cm" svg:y="5.394cm" draw:kind="arc" draw:start-angle="354.07" draw:end-angle="135">
          <text:p/>
        </draw:ellipse>
        <draw:frame draw:style-name="gr9" draw:text-style-name="P8" draw:layer="measurelines" svg:width="1.124cm" svg:height="1.092cm" svg:x="15.894cm" svg:y="4.829cm">
          <draw:text-box>
            <text:p><text:span text:style-name="T7">θ</text:span><text:span text:style-name="T8">2</text:span></text:p>
          </draw:text-box>
        </draw:frame>
        <draw:frame draw:style-name="gr9" draw:text-style-name="P8" draw:layer="measurelines" svg:width="1.124cm" svg:height="1.092cm" svg:x="10.292cm" svg:y="5.048cm">
          <draw:text-box>
            <text:p><text:span text:style-name="T7">θ</text:span><text:span text:style-name="T8">1</text:span></text:p>
          </draw:text-box>
        </draw:frame>
        <draw:frame draw:style-name="gr9" draw:text-style-name="P8" draw:layer="measurelines" svg:width="1.124cm" svg:height="1.092cm" svg:x="12.855cm" svg:y="0.384cm">
          <draw:text-box>
            <text:p><text:span text:style-name="T7">θ</text:span><text:span text:style-name="T8">3</text:span></text:p>
          </draw:text-box>
        </draw:frame>
        <draw:line draw:style-name="gr10" draw:text-style-name="P2" draw:layer="measurelines" svg:x1="9.929cm" svg:y1="6.06cm" svg:x2="10.79cm" svg:y2="6.043cm">
          <text:p/>
        </draw:line>
        <draw:frame draw:style-name="gr16" draw:text-style-name="P6" draw:layer="measurelines" svg:width="1.836cm" svg:height="1.916cm" svg:x="1.977cm" svg:y="2.834cm">
          <draw:text-box>
            <text:p><text:span text:style-name="T3">P(x,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Wide_20_Downward_20_Diagonal" draw:display-name="Wide Downward Diagonal" xlink:href="Pictures/1000000000000008000000087AED25D652D95EF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1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08.194690685</meta:creation-date>
    <dc:date>2020-02-10T17:24:25.754559666</dc:date>
    <meta:editing-duration>PT2M52S</meta:editing-duration>
    <meta:editing-cycles>2</meta:editing-cycles>
    <meta:generator>LibreOffice/6.0.7.3$Linux_X86_64 LibreOffice_project/00m0$Build-3</meta:generator>
    <meta:document-statistic meta:object-count="64"/>
  </office:meta>
</office:document-meta>
</file>